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6236in" style:rel-column-width="3778*"/>
    </style:style>
    <style:style style:name="Table1.B" style:family="table-column">
      <style:table-column-properties style:column-width="4.0694in" style:rel-column-width="5860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cea24" officeooo:paragraph-rsid="001cea24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ea24" officeooo:paragraph-rsid="001cea24" style:font-weight-asian="bold" style:font-weight-complex="bold"/>
    </style:style>
    <style:style style:name="P3" style:family="paragraph" style:parent-style-name="Table_20_Contents">
      <style:text-properties officeooo:rsid="001e3d6f" officeooo:paragraph-rsid="001e3d6f"/>
    </style:style>
    <style:style style:name="P4" style:family="paragraph" style:parent-style-name="Table_20_Contents">
      <style:text-properties officeooo:rsid="001e887e" officeooo:paragraph-rsid="001e887e"/>
    </style:style>
    <style:style style:name="P5" style:family="paragraph" style:parent-style-name="Table_20_Contents">
      <style:text-properties officeooo:paragraph-rsid="001e887e"/>
    </style:style>
    <style:style style:name="P6" style:family="paragraph" style:parent-style-name="Table_20_Contents">
      <style:text-properties officeooo:rsid="0020122a" officeooo:paragraph-rsid="0020122a"/>
    </style:style>
    <style:style style:name="P7" style:family="paragraph" style:parent-style-name="Table_20_Contents">
      <style:text-properties officeooo:rsid="0020454e" officeooo:paragraph-rsid="0020454e"/>
    </style:style>
    <style:style style:name="P8" style:family="paragraph" style:parent-style-name="Table_20_Contents">
      <style:text-properties officeooo:rsid="002115eb" officeooo:paragraph-rsid="002115eb"/>
    </style:style>
    <style:style style:name="P9" style:family="paragraph" style:parent-style-name="Table_20_Contents">
      <style:text-properties officeooo:paragraph-rsid="0022e5e1"/>
    </style:style>
    <style:style style:name="P10" style:family="paragraph" style:parent-style-name="Text_20_body">
      <style:text-properties officeooo:rsid="0020122a" officeooo:paragraph-rsid="0020122a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e3d6f"/>
    </style:style>
    <style:style style:name="T2" style:family="text">
      <style:text-properties officeooo:rsid="001e887e"/>
    </style:style>
    <style:style style:name="T3" style:family="text">
      <style:text-properties officeooo:rsid="0020122a"/>
    </style:style>
    <style:style style:name="T4" style:family="text">
      <style:text-properties officeooo:rsid="0022e5e1"/>
    </style:style>
    <style:style style:name="T5" style:family="text">
      <style:text-properties officeooo:rsid="002658be"/>
    </style:style>
    <style:style style:name="T6" style:family="text">
      <style:text-properties fo:font-weight="bold"/>
    </style:style>
    <style:style style:name="T7" style:family="text">
      <style:text-properties officeooo:rsid="002c34e0"/>
    </style:style>
    <style:style style:name="T8" style:family="text">
      <style:text-properties fo:font-style="italic"/>
    </style:style>
    <style:style style:name="T9" style:family="text">
      <style:text-properties officeooo:rsid="0032de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MMAND</text:p>
          </table:table-cell>
          <table:table-cell table:style-name="Table1.A1" office:value-type="string">
            <text:p text:style-name="P2">EXPLANATION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SELECT</text:p>
          </table:table-cell>
          <table:table-cell table:style-name="Table1.A1" office:value-type="string">
            <text:p text:style-name="P1">This keyword is used to specify the columns you want to retrieve from a table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FROM</text:p>
          </table:table-cell>
          <table:table-cell table:style-name="Table1.A1" office:value-type="string">
            <text:p text:style-name="P3">Specifies the table from which you are retrieving the dat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WHERE</text:p>
          </table:table-cell>
          <table:table-cell table:style-name="Table1.A1" office:value-type="string">
            <text:p text:style-name="Table_20_Contents">is used to filter records based on a specified condition. It ensures that only the rows meeting the condition are included in the result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T2">column </text:span>BETWEEN <text:span text:style-name="T1">0000</text:span> <text:span text:style-name="T1">AND 1111</text:span></text:p>
          </table:table-cell>
          <table:table-cell table:style-name="Table1.A1" office:value-type="string">
            <text:p text:style-name="Table_20_Contents">condition specifies that only the rows where the column has a value between <text:span text:style-name="T1">0000</text:span> and <text:span text:style-name="T1">1111</text:span> should be included in the result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Source_20_Text">LIKE 'B%'</text:span></text:p>
            <text:p text:style-name="Table_20_Contents"><text:span text:style-name="Source_20_Text"><text:span text:style-name="T2">or </text:span></text:span><text:span text:style-name="Source_20_Text">LIKE '%y'</text:span></text:p>
            <text:p text:style-name="Table_20_Contents"><text:span text:style-name="Source_20_Text"><text:span text:style-name="T2">or </text:span></text:span><text:span text:style-name="Source_20_Text">LIKE '%x%'</text:span></text:p>
          </table:table-cell>
          <table:table-cell table:style-name="Table1.A1" office:value-type="string">
            <text:p text:style-name="P5"><text:span text:style-name="T2">condition on </text:span>returning only those names that start with the letter "B" <text:span text:style-name="T2">( or and with ‘y’), (or has ‘x’ in it)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span text:style-name="Source_20_Text">LIKE 'C%' '%ia'</text:span></text:p>
          </table:table-cell>
          <table:table-cell table:style-name="Table1.A1" office:value-type="string">
            <text:p text:style-name="P4">Combi<text:span text:style-name="T3">n</text:span>ation of s<text:span text:style-name="T3">tart with ‘C’ and end with ‘ia’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LIKE '%a%a%a%'</text:p>
          </table:table-cell>
          <table:table-cell table:style-name="Table1.A1" office:value-type="string">
            <text:p text:style-name="P6">Words with at least 3 ‘a’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LIKE '_t%'</text:p>
          </table:table-cell>
          <table:table-cell table:style-name="Table1.A1" office:value-type="string">
            <text:p text:style-name="P7">Shows names with ‘t’ as a second characte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LIKE '%o__o%'</text:p>
          </table:table-cell>
          <table:table-cell table:style-name="Table1.A1" office:value-type="string">
            <text:p text:style-name="P7">shows names with 2 ‘o’ separated by 2 other character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LIKE '____'</text:p>
          </table:table-cell>
          <table:table-cell table:style-name="Table1.A1" office:value-type="string">
            <text:p text:style-name="P7">shows names with 4 characters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</text:p>
            <text:p text:style-name="Table_20_Contents"><text:s text:c="2"/>FROM world</text:p>
            <text:p text:style-name="Table_20_Contents">WHERE name LIKE capital</text:p>
          </table:table-cell>
          <table:table-cell table:style-name="Table1.A1" office:value-type="string">
            <text:p text:style-name="P8">Shows names of countries with capitals = country nam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</text:p>
            <text:p text:style-name="Table_20_Contents"><text:s text:c="2"/>FROM world</text:p>
            <text:p text:style-name="Table_20_Contents">WHERE capital LIKE concat(name, '% City')</text:p>
          </table:table-cell>
          <table:table-cell table:style-name="Table1.A1" office:value-type="string">
            <text:p text:style-name="P6">the country where the capital is the country plus "City"</text:p>
            <text:p text:style-name="P6"/>
            <text:p text:style-name="P6">The function concat is short for concatenate - you can use it to combine two or more strings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apital, name</text:p>
            <text:p text:style-name="Table_20_Contents"><text:s/>FROM world</text:p>
            <text:p text:style-name="Table_20_Contents">WHERE capital LIKE concat('%',name,'%')</text:p>
          </table:table-cell>
          <table:table-cell table:style-name="Table1.A1" office:value-type="string">
            <text:p text:style-name="P9"><text:span text:style-name="T4">Shows </text:span>the capital and the <text:span text:style-name="T4">country</text:span> where the capital includes the name of the countr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apital, name</text:p>
            <text:p text:style-name="Table_20_Contents"><text:s/>FROM world</text:p>
            <text:p text:style-name="Table_20_Contents">WHERE capital LIKE concat(name,'%_')</text:p>
          </table:table-cell>
          <table:table-cell table:style-name="Table1.A1" office:value-type="string">
            <text:p text:style-name="P6"><text:span text:style-name="T4">Shows </text:span>the capital and the <text:span text:style-name="T4">country</text:span> where the capital is an extension of name of the countr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name, REPLACE(capital, name, '') AS extension</text:p>
            <text:p text:style-name="Table_20_Contents">FROM world</text:p>
            <text:p text:style-name="Table_20_Contents">WHERE capital LIKE CONCAT(name, '%_')</text:p>
          </table:table-cell>
          <table:table-cell table:style-name="Table1.A1" office:value-type="string">
            <text:p text:style-name="P6">Show the name and the extension where the capital is a proper (non-empty) extension of name of the countr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population</text:p>
            <text:p text:style-name="Table_20_Contents"><text:s/>FROM world</text:p>
            <text:p text:style-name="Table_20_Contents">WHERE name IN ('France','Germany','Italy')</text:p>
          </table:table-cell>
          <table:table-cell table:style-name="Table1.A1" office:value-type="string">
            <text:p text:style-name="P6">Show the <text:span text:style-name="Source_20_Text">name</text:span> and <text:span text:style-name="Source_20_Text">population</text:span> for France, Germany, Italy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population,area</text:p>
            <text:p text:style-name="Table_20_Contents"><text:s/>FROM world</text:p>
            <text:p text:style-name="Table_20_Contents">WHERE area &gt;= 3000000 OR population &gt;= 250000000</text:p>
          </table:table-cell>
          <table:table-cell table:style-name="Table1.A1" office:value-type="string">
            <text:p text:style-name="P6">Show the countries that are big by area or big by population. Show name, population and area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population,area</text:p>
            <text:p text:style-name="Table_20_Contents"><text:s/>FROM world</text:p>
            <text:p text:style-name="Table_20_Contents">WHERE area &gt;= 3000000 XOR population &gt;= 250000000</text:p>
          </table:table-cell>
          <table:table-cell table:style-name="Table1.A1" office:value-type="string">
            <text:p text:style-name="P6">Show the countries that are big by area (more than 3 million) or big by population (more than 250 million) but not both. Show name, population and area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ROUND(population/1000000,2), ROUND(GDP/1000000000,2)</text:p>
            <text:p text:style-name="Table_20_Contents"><text:s/>FROM world</text:p>
            <text:p text:style-name="Table_20_Contents">WHERE continent = 'South America'</text:p>
          </table:table-cell>
          <table:table-cell table:style-name="Table1.A1" office:value-type="string">
            <text:p text:style-name="P6">Show the <text:span text:style-name="Source_20_Text">name</text:span> and <text:span text:style-name="Source_20_Text">population</text:span> in millions and the GDP in billions for the countries of the <text:span text:style-name="Source_20_Text">continent</text:span> 'South America'. Use the <text:a xlink:type="simple" xlink:href="https://sqlzoo.net/wiki/ROUND" text:style-name="Internet_20_link" text:visited-style-name="Visited_20_Internet_20_Link">ROUND</text:a> function to show the values to two decimal places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ROUND(gdp/population,-3)</text:p>
            <text:p text:style-name="Table_20_Contents"><text:s/>FROM world</text:p>
            <text:p text:style-name="Table_20_Contents">WHERE gdp &gt;= 1000000000000</text:p>
          </table:table-cell>
          <table:table-cell table:style-name="Table1.A1" office:value-type="string">
            <text:p text:style-name="P10">Show the <text:span text:style-name="Source_20_Text">name</text:span> and per-capita GDP for those countries with a GDP of at least one trillion (1000000000000; that is 12 zeros). Round this value to the nearest 1000. </text:p>
            <text:p text:style-name="Text_20_body">Show per-capita GDP for the trillion dollar countries to the nearest $1000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capital</text:p>
            <text:p text:style-name="Table_20_Contents"><text:s text:c="2"/>FROM world</text:p>
            <text:p text:style-name="Table_20_Contents"><text:s/>WHERE LENGTH(name) = LENGTH(capital)</text:p>
          </table:table-cell>
          <table:table-cell table:style-name="Table1.A1" office:value-type="string">
            <text:p text:style-name="P6">Show the name and capital where the name and the capital have the same number of characters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capital</text:p>
            <text:p text:style-name="Table_20_Contents"><text:s/>FROM world</text:p>
            <text:p text:style-name="Table_20_Contents">WHERE LEFT(name,1)=LEFT(capital,1) AND name &lt;&gt; capital</text:p>
          </table:table-cell>
          <table:table-cell table:style-name="Table1.A1" office:value-type="string">
            <text:p text:style-name="P6">Show the name and the capital where the first letters of each match. Don't include countries where the name and the capital are the same word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name</text:p>
            <text:p text:style-name="Table_20_Contents"><text:s text:c="3"/>FROM world</text:p>
            <text:p text:style-name="Table_20_Contents">WHERE name LIKE '%a%' AND name LIKE '%o%'</text:p>
            <text:p text:style-name="Table_20_Contents"><text:s text:c="2"/>AND name LIKE '%e%' AND name LIKE '%i%' AND name LIKE '%u%'</text:p>
            <text:p text:style-name="Table_20_Contents"><text:s text:c="2"/>AND name NOT LIKE '% %'</text:p>
          </table:table-cell>
          <table:table-cell table:style-name="Table1.A1" office:value-type="string">
            <text:p text:style-name="P6">Find the country that has all the vowels and no spaces in its name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, winner</text:p>
            <text:p text:style-name="Table_20_Contents"><text:s text:c="2"/>FROM nobel</text:p>
            <text:p text:style-name="Table_20_Contents"><text:s/>WHERE yr = 1950</text:p>
          </table:table-cell>
          <table:table-cell table:style-name="Table1.A1" office:value-type="string">
            <text:p text:style-name="P6"><text:span text:style-name="T5">c</text:span>hange the query shown so that it displays Nobel prizes for 1950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winner</text:p>
            <text:p text:style-name="Table_20_Contents"><text:s text:c="2"/>FROM nobel</text:p>
            <text:p text:style-name="Table_20_Contents"><text:s/>WHERE yr = 1962</text:p>
            <text:p text:style-name="Table_20_Contents"><text:s text:c="3"/>AND subject = 'literature'</text:p>
          </table:table-cell>
          <table:table-cell table:style-name="Table1.A1" office:value-type="string">
            <text:p text:style-name="P6">Show who won the 1962 prize for literature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</text:p>
            <text:p text:style-name="Table_20_Contents"><text:s/>FROM nobel</text:p>
            <text:p text:style-name="Table_20_Contents">WHERE winner = 'Albert Einstein'</text:p>
          </table:table-cell>
          <table:table-cell table:style-name="Table1.A1" office:value-type="string">
            <text:p text:style-name="P6">Show the year and subject that won 'Albert Einstein' his prize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winner</text:p>
            <text:p text:style-name="Table_20_Contents"><text:s/>FROM nobel</text:p>
            <text:p text:style-name="Table_20_Contents">WHERE yr &gt;= 2000 AND subject = 'peace'</text:p>
          </table:table-cell>
          <table:table-cell table:style-name="Table1.A1" office:value-type="string">
            <text:p text:style-name="P6">Give the name of the 'peace' winners since the year 2000, including 2000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, winner</text:p>
            <text:p text:style-name="Table_20_Contents"><text:s/>FROM nobel</text:p>
            <text:p text:style-name="Table_20_Contents">WHERE yr &gt;= 1980 AND yr &lt;= 1989 AND subject = 'literature'</text:p>
          </table:table-cell>
          <table:table-cell table:style-name="Table1.A1" office:value-type="string">
            <text:p text:style-name="P6">Show all details (<text:span text:style-name="T6">yr</text:span>, <text:span text:style-name="T6">subject</text:span>, <text:span text:style-name="T6">winner</text:span>) of the literature prize winners for 1980 to 1989 inclusive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subject,winner FROM nobel</text:p>
            <text:p text:style-name="Table_20_Contents"><text:s/>WHERE winner IN ('Theodore Roosevelt', 'Woodrow Wilson', 'Jimmy Carter', 'Barack Obama')</text:p>
          </table:table-cell>
          <table:table-cell table:style-name="Table1.A1" office:value-type="string">
            <text:p text:style-name="P10">Show all details of the presidential winners: </text:p>
            <text:list text:style-name="L1">
              <text:list-item>
                <text:p text:style-name="P12">Theodore Roosevelt </text:p>
              </text:list-item>
              <text:list-item>
                <text:p text:style-name="P12">Thomas Woodrow Wilson </text:p>
              </text:list-item>
              <text:list-item>
                <text:p text:style-name="P12">Jimmy Carter </text:p>
              </text:list-item>
              <text:list-item>
                <text:p text:style-name="P11">Barack Obama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winner</text:p>
            <text:p text:style-name="Table_20_Contents"><text:s/>FROM nobel</text:p>
            <text:p text:style-name="Table_20_Contents">WHERE winner LIKE 'John %'</text:p>
          </table:table-cell>
          <table:table-cell table:style-name="Table1.A1" office:value-type="string">
            <text:p text:style-name="P6">Show the winners with first name John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subject,winner</text:p>
            <text:p text:style-name="Table_20_Contents"><text:s/>FROM nobel</text:p>
            <text:p text:style-name="Table_20_Contents">WHERE (subject = 'Physics' AND yr = 1980)</text:p>
            <text:p text:style-name="Table_20_Contents"><text:s text:c="3"/>OR (subject = 'Chemistry' AND yr = 1984)</text:p>
          </table:table-cell>
          <table:table-cell table:style-name="Table1.A1" office:value-type="string">
            <text:p text:style-name="P6">Show the year, subject, and name of physics winners for 1980 together with the chemistry winners for 1984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yr, subject, winner</text:p>
            <text:p text:style-name="Table_20_Contents"><text:s/>FROM nobel</text:p>
            <text:p text:style-name="Table_20_Contents">WHERE yr = 1980 AND subject NOT IN ('chemistry','medicine')</text:p>
          </table:table-cell>
          <table:table-cell table:style-name="Table1.A1" office:value-type="string">
            <text:p text:style-name="P6">Show the year, subject, and name of winners for 1980 excluding chemistry and medicin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, winner</text:p>
            <text:p text:style-name="Table_20_Contents"><text:s/>FROM nobel</text:p>
            <text:p text:style-name="Table_20_Contents">WHERE (subject = 'Medicine' AND yr &lt; 1910)</text:p>
            <text:p text:style-name="Table_20_Contents"><text:s text:c="7"/>OR (subject = 'Literature' AND yr &gt;= 2004)</text:p>
          </table:table-cell>
          <table:table-cell table:style-name="Table1.A1" office:value-type="string">
            <text:p text:style-name="P6">Show year, subject, and name of people who won a 'Medicine' prize in an early year (before 1910, not including 1910) together with winners of a 'Literature' prize in a later year (after 2004, including 2004)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, winner</text:p>
            <text:p text:style-name="Table_20_Contents"><text:s/>FROM nobel</text:p>
            <text:p text:style-name="Table_20_Contents">WHERE winner = 'PETER GRÜNBERG'</text:p>
          </table:table-cell>
          <table:table-cell table:style-name="Table1.A1" office:value-type="string">
            <text:p text:style-name="P6">Find all details of the prize won by PETER GRÜNBERG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yr, subject, winner</text:p>
            <text:p text:style-name="Table_20_Contents"><text:s/>FROM nobel</text:p>
            <text:p text:style-name="Table_20_Contents">WHERE winner = 'EUGENE O''NEILL '</text:p>
          </table:table-cell>
          <table:table-cell table:style-name="Table1.A1" office:value-type="string">
            <text:p text:style-name="P6">Find all details of the prize won by EUGENE O'NEILL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winner, yr, subject</text:p>
            <text:p text:style-name="Table_20_Contents"><text:s/>FROM nobel</text:p>
            <text:p text:style-name="Table_20_Contents">WHERE winner LIKE 'Sir %'</text:p>
            <text:p text:style-name="Table_20_Contents">ORDER BY yr DESC, winner ASC;</text:p>
          </table:table-cell>
          <table:table-cell table:style-name="Table1.A1" office:value-type="string">
            <text:p text:style-name="P6">List the winners, year and subject where the winner starts with <text:span text:style-name="T6">Sir</text:span>. Show the the most recent first, then by name order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winner, subject</text:p>
            <text:p text:style-name="Table_20_Contents"><text:s text:c="2"/>FROM nobel</text:p>
            <text:p text:style-name="Table_20_Contents"><text:s/>WHERE yr=1984</text:p>
            <text:p text:style-name="Table_20_Contents"><text:s/>ORDER BY </text:p>
            <text:p text:style-name="Table_20_Contents"><text:s text:c="4"/>(subject IN ('chemistry', 'physics')) ASC,</text:p>
            <text:p text:style-name="Table_20_Contents"><text:s text:c="4"/>subject ASC,</text:p>
            <text:p text:style-name="Table_20_Contents"><text:s text:c="4"/>winner ASC;</text:p>
          </table:table-cell>
          <table:table-cell table:style-name="Table1.A1" office:value-type="string">
            <text:p text:style-name="P10">The expression <text:span text:style-name="T6">subject IN ('chemistry','physics')</text:span> can be used as a value - it will be <text:span text:style-name="T6">0</text:span> or <text:span text:style-name="T6">1</text:span>. </text:p>
            <text:p text:style-name="Text_20_body">Show the 1984 winners and subject ordered by subject and winner name; but list chemistry and physics last.</text:p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 FROM world</text:p>
            <text:p text:style-name="Table_20_Contents"><text:s text:c="2"/>WHERE population &gt;</text:p>
            <text:p text:style-name="Table_20_Contents"><text:s text:c="5"/>(SELECT population FROM world</text:p>
            <text:p text:style-name="Table_20_Contents"><text:s text:c="6"/>WHERE name='Russia')</text:p>
          </table:table-cell>
          <table:table-cell table:style-name="Table1.A1" office:value-type="string">
            <text:p text:style-name="P6">List each country <text:span text:style-name="T6">name</text:span> where the <text:span text:style-name="T6">population</text:span> is larger than that of 'Russia'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</text:p>
            <text:p text:style-name="Table_20_Contents"><text:s/>FROM world</text:p>
            <text:p text:style-name="Table_20_Contents">WHERE gdp/population &gt; (SELECT gdp/population FROM world WHERE name='United Kingdom') AND continent = 'Europe'</text:p>
          </table:table-cell>
          <table:table-cell table:style-name="Table1.A1" office:value-type="string">
            <text:p text:style-name="P6">Show the countries in Europe with a per capita GDP greater than 'United Kingdom'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name, continent FROM world</text:p>
            <text:p text:style-name="Table_20_Contents"><text:s text:c="2"/>WHERE continent IN (SELECT continent FROM world WHERE name IN ('Argentina','Australia'))</text:p>
            <text:p text:style-name="Table_20_Contents"><text:s text:c="2"/>ORDER BY name</text:p>
          </table:table-cell>
          <table:table-cell table:style-name="Table1.A1" office:value-type="string">
            <text:p text:style-name="P6">List the <text:span text:style-name="T6">name</text:span> and <text:span text:style-name="T6">continent</text:span> of countries in the continents containing either <text:span text:style-name="T6">Argentina</text:span> or <text:span text:style-name="T6">Australia</text:span>. Order by name of the countr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population FROM world</text:p>
            <text:p text:style-name="Table_20_Contents"><text:s text:c="2"/>WHERE population &gt; (SELECT population FROM world WHERE name = 'United Kingdom') AND population &lt; (SELECT population FROM world WHERE name = 'Germany')</text:p>
          </table:table-cell>
          <table:table-cell table:style-name="Table1.A1" office:value-type="string">
            <text:p text:style-name="P6">Which country has a population that is more than United Kingdom but less than Germany? Show the name and the population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CONCAT(ROUND(population / (SELECT population FROM world WHERE name = 'Germany') * 100,0),'%') AS persentage</text:p>
            <text:p text:style-name="Table_20_Contents"><text:s/>FROM world</text:p>
            <text:p text:style-name="Table_20_Contents">WHERE continent = 'Europe'</text:p>
          </table:table-cell>
          <table:table-cell table:style-name="Table1.A1" office:value-type="string">
            <text:p text:style-name="P6">Show the name and the population of each country in Europe. Show the population as a percentage of the population of German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 FROM world</text:p>
            <text:p text:style-name="Table_20_Contents"><text:s text:c="2"/>WHERE gdp &gt; (SELECT MAX(gdp) FROM world WHERE continent = 'Europe') AND gdp IS NOT NULL</text:p>
          </table:table-cell>
          <table:table-cell table:style-name="Table1.A1" office:value-type="string">
            <text:p text:style-name="P6">Which countries have a GDP greater than every country in Europe? [Give the <text:span text:style-name="T6">name</text:span> only.] (Some countries may have NULL gdp values)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, name, area FROM world x</text:p>
            <text:p text:style-name="Table_20_Contents"><text:s text:c="2"/>WHERE area &gt;= ALL</text:p>
            <text:p text:style-name="Table_20_Contents"><text:s text:c="4"/>(SELECT area FROM world y</text:p>
            <text:p text:style-name="Table_20_Contents"><text:s text:c="8"/>WHERE y.continent=x.continent</text:p>
            <text:p text:style-name="Table_20_Contents"><text:s text:c="10"/>AND area&gt;0)</text:p>
          </table:table-cell>
          <table:table-cell table:style-name="Table1.A1" office:value-type="string">
            <text:p text:style-name="P6">Find the largest country (by area) in each continent, show the <text:span text:style-name="T6">continent</text:span>, the <text:span text:style-name="T6">name</text:span> and the <text:span text:style-name="T6">area</text:span>: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, name FROM world x</text:p>
            <text:p text:style-name="Table_20_Contents"><text:s text:c="2"/>WHERE name = (SELECT MIN(name) FROM world y WHERE x.continent = y.continent)</text:p>
          </table:table-cell>
          <table:table-cell table:style-name="Table1.A1" office:value-type="string">
            <text:p text:style-name="P6">List each continent and the name of the country that comes first alphabetically.<text:span text:style-name="T7">0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name, continent, population</text:p>
            <text:p text:style-name="Table_20_Contents">FROM world</text:p>
            <text:p text:style-name="Table_20_Contents">WHERE continent IN (</text:p>
            <text:p text:style-name="Table_20_Contents"><text:s text:c="4"/>SELECT continent</text:p>
            <text:p text:style-name="Table_20_Contents"><text:s text:c="4"/>FROM world</text:p>
            <text:p text:style-name="Table_20_Contents"><text:s text:c="4"/>GROUP BY continent</text:p>
            <text:p text:style-name="Table_20_Contents"><text:s text:c="4"/>HAVING MAX(population) &lt;= 25000000</text:p>
            <text:p text:style-name="Table_20_Contents">);</text:p>
          </table:table-cell>
          <table:table-cell table:style-name="Table1.A1" office:value-type="string">
            <text:p text:style-name="P6">Find the continents where all countries have a population &lt;= 25000000. Then find the names of the countries associated with these continents. Show <text:span text:style-name="T6">name</text:span>, <text:span text:style-name="T6">continent</text:span> and <text:span text:style-name="T6">population</text:span>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x.name, x.continent</text:p>
            <text:p text:style-name="Table_20_Contents">FROM world x</text:p>
            <text:p text:style-name="Table_20_Contents">WHERE x.population &gt; 3 * (</text:p>
            <text:p text:style-name="Table_20_Contents"><text:s text:c="6"/>SELECT MAX(y.population)</text:p>
            <text:p text:style-name="Table_20_Contents"><text:s text:c="6"/>FROM world y</text:p>
            <text:p text:style-name="Table_20_Contents"><text:s text:c="6"/>WHERE x.continent = y.continent</text:p>
            <text:p text:style-name="Table_20_Contents"><text:s text:c="6"/>AND x.name != y.name)</text:p>
          </table:table-cell>
          <table:table-cell table:style-name="Table1.A1" office:value-type="string">
            <text:p text:style-name="P6">Some countries have populations more than three times that of all of their neighbours (in the same continent). Give the countries and continents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DISTINCT continent</text:p>
            <text:p text:style-name="Table_20_Contents">FROM world</text:p>
          </table:table-cell>
          <table:table-cell table:style-name="Table1.A1" office:value-type="string">
            <text:p text:style-name="P6">List all the continents - just once each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SUM(gdp)</text:p>
            <text:p text:style-name="Table_20_Contents">FROM world</text:p>
            <text:p text:style-name="Table_20_Contents">WHERE continent = 'Africa'</text:p>
          </table:table-cell>
          <table:table-cell table:style-name="Table1.A1" office:value-type="string">
            <text:p text:style-name="P6">Give the total GDP of Africa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UNT(name)</text:p>
            <text:p text:style-name="Table_20_Contents">FROM world</text:p>
            <text:p text:style-name="Table_20_Contents">WHERE area &gt;= 1000000</text:p>
          </table:table-cell>
          <table:table-cell table:style-name="Table1.A1" office:value-type="string">
            <text:p text:style-name="P6">How many countries have an <text:span text:style-name="T6">area</text:span> of at least 1000000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SUM(population)</text:p>
            <text:p text:style-name="Table_20_Contents">FROM world</text:p>
            <text:p text:style-name="Table_20_Contents">WHERE name IN ('Estonia', 'Latvia', 'Lithuania')</text:p>
          </table:table-cell>
          <table:table-cell table:style-name="Table1.A1" office:value-type="string">
            <text:p text:style-name="P6">What is the total <text:span text:style-name="T6">population</text:span> of ('Estonia', 'Latvia', 'Lithuania')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, COUNT(name)</text:p>
            <text:p text:style-name="Table_20_Contents">FROM world</text:p>
            <text:p text:style-name="Table_20_Contents">GROUP BY continent</text:p>
          </table:table-cell>
          <table:table-cell table:style-name="Table1.A1" office:value-type="string">
            <text:p text:style-name="P6">For each <text:span text:style-name="T6">continent</text:span> show the <text:span text:style-name="T6">continent</text:span> and number of countries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, COUNT(name)</text:p>
            <text:p text:style-name="Table_20_Contents">FROM world</text:p>
            <text:p text:style-name="Table_20_Contents">WHERE population &gt;= 10000000</text:p>
            <text:p text:style-name="Table_20_Contents">GROUP BY continent</text:p>
          </table:table-cell>
          <table:table-cell table:style-name="Table1.A1" office:value-type="string">
            <text:p text:style-name="P6">For each <text:span text:style-name="T6">continent</text:span> show the <text:span text:style-name="T6">continent</text:span> and number of countries with populations of at least 10 million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</text:p>
            <text:p text:style-name="Table_20_Contents">FROM world</text:p>
            <text:p text:style-name="Table_20_Contents">GROUP BY continent</text:p>
            <text:p text:style-name="Table_20_Contents">HAVING SUM(population) &gt;= 100000000</text:p>
          </table:table-cell>
          <table:table-cell table:style-name="Table1.A1" office:value-type="string">
            <text:p text:style-name="P6">List the continents that <text:span text:style-name="T6">have</text:span> a total population of at least 100 million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matchid, player FROM goal </text:p>
            <text:p text:style-name="Table_20_Contents"><text:s text:c="2"/>WHERE teamid = 'GER';</text:p>
          </table:table-cell>
          <table:table-cell table:style-name="Table1.A1" office:value-type="string">
            <text:p text:style-name="P6">Modify it to show the <text:span text:style-name="T8">matchid</text:span> and <text:span text:style-name="T8">player</text:span> name for all goals scored by Germany. To identify German players, check for: <text:span text:style-name="Source_20_Text">teamid = 'GER'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continent, SUM(population)</text:p>
            <text:p text:style-name="Table_20_Contents"><text:s text:c="2"/>FROM world</text:p>
            <text:p text:style-name="Table_20_Contents"><text:s/>GROUP BY continent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id,stadium,team1,team2</text:p>
            <text:p text:style-name="Table_20_Contents">FROM game</text:p>
            <text:p text:style-name="Table_20_Contents">WHERE mdate LIKE '% 2012' AND id = 1012</text:p>
          </table:table-cell>
          <table:table-cell table:style-name="Table1.A1" office:value-type="string">
            <text:p text:style-name="P10">Show id, stadium, team1, team2 for just game 1012</text:p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Table_20_Contents">SELECT player,teamid,stadium,mdate</text:p>
            <text:p text:style-name="Table_20_Contents">FROM game JOIN goal ON (id=matchid)</text:p>
            <text:p text:style-name="Table_20_Contents">WHERE teamid = 'GER'</text:p>
          </table:table-cell>
          <table:table-cell table:style-name="Table1.A1" office:value-type="string">
            <text:p text:style-name="P6">Modify it to show the player, teamid, stadium and mdate for every German goal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team1,team2,player</text:p>
            <text:p text:style-name="Table_20_Contents">FROM game JOIN goal ON (id=matchid)</text:p>
            <text:p text:style-name="Table_20_Contents">WHERE player LIKE 'Mario%'</text:p>
          </table:table-cell>
          <table:table-cell table:style-name="Table1.A1" office:value-type="string">
            <text:p text:style-name="P6">Show the team1, team2 and player for every goal scored by a player called Mario <text:span text:style-name="Source_20_Text">player LIKE 'Mario%'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player, teamid, coach, gtime</text:p>
            <text:p text:style-name="Table_20_Contents"><text:s text:c="2"/>FROM goal JOIN eteam ON (id=teamid)</text:p>
            <text:p text:style-name="Table_20_Contents"><text:s/>WHERE gtime&lt;=10</text:p>
          </table:table-cell>
          <table:table-cell table:style-name="Table1.A1" office:value-type="string">
            <text:p text:style-name="P6">Show <text:span text:style-name="Source_20_Text">player</text:span>, <text:span text:style-name="Source_20_Text">teamid</text:span>, <text:span text:style-name="Source_20_Text">coach</text:span>, <text:span text:style-name="Source_20_Text">gtime</text:span> for all goals scored in the first 10 minutes <text:span text:style-name="Source_20_Text">gtime&lt;=10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mdate,REPLACE(eteam.teamname, 'GRE', 'Greece') AS teamname</text:p>
            <text:p text:style-name="Table_20_Contents">FROM game JOIN eteam ON (team1=eteam.id)</text:p>
            <text:p text:style-name="Table_20_Contents">WHERE coach = 'Fernando Santos'</text:p>
          </table:table-cell>
          <table:table-cell table:style-name="Table1.A1" office:value-type="string">
            <text:p text:style-name="P6">List the dates of the matches and the name of the team in which 'Fernando Santos' was the team1 coach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player</text:p>
            <text:p text:style-name="Table_20_Contents">FROM game JOIN goal ON (id = matchid)</text:p>
            <text:p text:style-name="Table_20_Contents">WHERE stadium = <text:s/>'National Stadium, Warsaw'</text:p>
          </table:table-cell>
          <table:table-cell table:style-name="Table1.A1" office:value-type="string">
            <text:p text:style-name="P6">List the player for every goal scored in a game where the stadium was 'National Stadium, Warsaw'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DISTINCT player</text:p>
            <text:p text:style-name="Table_20_Contents">FROM game JOIN goal ON matchid = id </text:p>
            <text:p text:style-name="Table_20_Contents">WHERE (team1='GER' or team2='GER') AND teamid!='GER'</text:p>
          </table:table-cell>
          <table:table-cell table:style-name="Table1.A1" office:value-type="string">
            <text:p text:style-name="P6">Instead show the <text:span text:style-name="T6">name</text:span> of all players who scored a goal against Germany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teamname, COUNT(player)</text:p>
            <text:p text:style-name="Table_20_Contents">FROM eteam JOIN goal ON id=teamid</text:p>
            <text:p text:style-name="Table_20_Contents">GROUP BY teamname</text:p>
            <text:p text:style-name="Table_20_Contents">ORDER BY teamname</text:p>
          </table:table-cell>
          <table:table-cell table:style-name="Table1.A1" office:value-type="string">
            <text:p text:style-name="P6"><text:span text:style-name="T9">s</text:span>how <text:span text:style-name="T6">teamname</text:span> and the total number of goals scored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stadium, COUNT(player)</text:p>
            <text:p text:style-name="Table_20_Contents">FROM game JOIN goal ON (id=matchid)</text:p>
            <text:p text:style-name="Table_20_Contents">GROUP BY stadium</text:p>
          </table:table-cell>
          <table:table-cell table:style-name="Table1.A1" office:value-type="string">
            <text:p text:style-name="P6">Show the stadium and the number of goals scored in each stadium. 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>SELECT matchid,mdate,COUNT(player)</text:p>
            <text:p text:style-name="Table_20_Contents">FROM game JOIN goal ON (id = matchid)</text:p>
            <text:p text:style-name="Table_20_Contents">WHERE (team1 = 'POL' OR team2 = 'POL')</text:p>
            <text:p text:style-name="Table_20_Contents">GROUP BY matchid</text:p>
          </table:table-cell>
          <table:table-cell table:style-name="Table1.A1" office:value-type="string">
            <text:p text:style-name="P6">For every match involving 'POL', show the matchid, date and the number of goals scored.</text:p>
          </table:table-cell>
        </table:table-row>
        <text:soft-page-break/>
        <table:table-row>
          <table:table-cell table:style-name="Table1.A1" office:value-type="string">
            <text:p text:style-name="Table_20_Contents">SELECT matchid,mdate,COUNT(player)</text:p>
            <text:p text:style-name="Table_20_Contents">FROM game JOIN goal ON (id=matchid)</text:p>
            <text:p text:style-name="Table_20_Contents">WHERE teamid='GER'</text:p>
            <text:p text:style-name="Table_20_Contents">GROUP BY matchid</text:p>
          </table:table-cell>
          <table:table-cell table:style-name="Table1.A1" office:value-type="string">
            <text:p text:style-name="P6">For every match where 'GER' scored, show matchid, match date and the number of goals scored by 'GER'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36:09.772497520</meta:creation-date>
    <dc:date>2024-08-01T17:29:16.457764844</dc:date>
    <meta:editing-duration>PT37M19S</meta:editing-duration>
    <meta:editing-cycles>1</meta:editing-cycles>
    <meta:document-statistic meta:table-count="1" meta:image-count="0" meta:object-count="0" meta:page-count="8" meta:paragraph-count="279" meta:word-count="1913" meta:character-count="11670" meta:non-whitespace-character-count="9842"/>
    <meta:generator>LibreOffice/24.2.4.2$Linux_X86_64 LibreOffice_project/420$Build-2</meta:generator>
  </office:meta>
</office:document-meta>
</file>